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43.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2"/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1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Analog Temperature Sensor</text:p>
          </table:table-cell>
          <table:table-cell/>
          <table:table-cell table:style-name="ce3" office:value-type="string" calcext:value-type="string">
            <text:p>MCP9701A-E/TO-ND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7" calcext:value-type="currency">
            <text:p>$0.37</text:p>
          </table:table-cell>
          <table:table-cell table:style-name="ce8" table:formula="of:=SUM([.E7]*[.F7])" office:value-type="currency" office:currency="USD" office:value="0.37" calcext:value-type="currency">
            <text:p>$0.37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9]*[.F9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11]*[.F11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3]*[.F13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2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(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5]*[.F15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Resistor</text:p>
          </table:table-cell>
          <table:table-cell table:style-name="ce4" office:value-type="string" calcext:value-type="string">
            <text:p>10k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7]*[.F17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9]*[.F19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Female Headers</text:p>
          </table:table-cell>
          <table:table-cell table:style-name="ce4" office:value-type="string" calcext:value-type="string">
            <text:p>50 Pins(0.1 inch spacing)</text:p>
          </table:table-cell>
          <table:table-cell office:value-type="string" calcext:value-type="string">
            <text:p>SAM1089-50-ND</text:p>
          </table:table-cell>
          <table:table-cell office:value-type="string" calcext:value-type="string">
            <text:p>J1, J2</text:p>
          </table:table-cell>
          <table:table-cell table:formula="of:=SUM(24/50)" office:value-type="float" office:value="0.48" calcext:value-type="float">
            <text:p>0.48</text:p>
          </table:table-cell>
          <table:table-cell office:value-type="currency" office:currency="USD" office:value="7.15" calcext:value-type="currency">
            <text:p>$7.15</text:p>
          </table:table-cell>
          <table:table-cell table:style-name="ce8" table:formula="of:=SUM([.E21]*[.F21])" office:value-type="currency" office:currency="USD" office:value="3.432" calcext:value-type="currency">
            <text:p>$3.43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3]*[.F23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4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5]*[.F25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7]*[.F27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Spark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29]*[.F29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7:.G29])" office:value-type="currency" office:currency="USD" office:value="70.492" calcext:value-type="currency">
            <text:p>$70.49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4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1]-[.G29])" office:value-type="currency" office:currency="USD" office:value="51.492" calcext:value-type="currency">
            <text:p>$51.49</text:p>
          </table:table-cell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0" number:min-integer-digits="2"/>
    </number:number-style>
    <number:number-style style:name="N121">
      <number:number number:decimal-places="0" number:min-integer-digits="3"/>
    </number:number-style>
    <number:number-style style:name="N122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5-12T18:18:23.646844000</dc:date>
    <meta:editing-duration>PT9M24S</meta:editing-duration>
    <meta:editing-cycles>3</meta:editing-cycles>
    <meta:generator>LibreOffice/4.4.3.2$MacOSX_X86_64 LibreOffice_project/88805f81e9fe61362df02b9941de8e38a9b5fd16</meta:generator>
    <meta:document-statistic meta:table-count="1" meta:cell-count="85" meta:object-count="0"/>
    <meta:user-defined meta:name=""/>
  </office:meta>
</office:document-meta>
</file>